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 fo:break-before="page"/>
      <style:text-properties style:font-name="Arial"/>
    </style:style>
    <style:style style:name="P5" style:family="paragraph" style:parent-style-name="Heading_20_2">
      <style:text-properties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TP3 3DIS</text:p>
      <text:p text:style-name="P4"/>
      <text:h text:style-name="Heading_20_2" text:outline-level="2">I.<text:span text:style-name="T1">Image et domaine spectral</text:span></text:h>
      <text:p text:style-name="P3"/>
      <text:p text:style-name="P3">Voir spectro_Image(imgname)</text:p>
      <text:p text:style-name="P3"/>
      <text:h text:style-name="P5" text:outline-level="2"><text:span text:style-name="T3">II.</text:span><text:span text:style-name="T2">Localisation des hautes et des basses fréquences</text:span></text:h>
      <text:p text:style-name="Text_20_body"><text:span text:style-name="T2"/></text:p>
      <text:p text:style-name="Text_20_body"><text:span text:style-name="T2"/></text:p>
      <text:p text:style-name="P3">Les hautes fréquences sont au centre, les basses fréquences sont au bord.</text:p>
      <text:p text:style-name="P3"/>
      <text:p text:style-name="P3">Filtre passe bas :</text:p>
      <text:p text:style-name="P3"/>
      <text:p text:style-name="P3"><text:tab/>Si on veut supprimer 25 % des coeffs, il faut que l'air du rectangle soit égale à 25 % de l'air de l'image.</text:p>
      <text:p text:style-name="P3"/>
      <text:p text:style-name="P3"><text:tab/>Il faut que la hauteur soit égale à sqrt(25%) = 50 % de la hauteur initiale et la largeur sqrt(25%)=50 % de la largeur initial.</text:p>
      <text:p text:style-name="P3"/>
      <text:p text:style-name="P3"><text:tab/>Si on veut supprimer x% des coeffs, il faut que l'air du rectangle soit égale à x% de l'air de l'image.</text:p>
      <text:p text:style-name="P3"/>
      <text:p text:style-name="P3"><text:tab/>Il faut que la hauteur soit égale à sqrt(x%) de la hauteur initiale et la largeur sqrt(x%) de la largeur ini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60pt" style:font-name-asian="Droid Sans Fallback" style:font-size-asian="60pt" style:font-name-complex="Lohit Hindi" style:font-size-complex="6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TP3 3DIS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21T11:14:28</dc:date>
    <dc:creator>JackDanny </dc:creator>
    <meta:editing-duration>PT8H53M11S</meta:editing-duration>
    <meta:editing-cycles>54</meta:editing-cycles>
    <meta:generator>LibreOffice/3.5$Linux_x86 LibreOffice_project/350m1$Build-2</meta:generator>
    <meta:document-statistic meta:table-count="0" meta:image-count="0" meta:object-count="0" meta:page-count="2" meta:paragraph-count="12" meta:word-count="126" meta:character-count="684" meta:non-whitespace-character-count="566"/>
  </office:meta>
</office:document-meta>
</file>